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00"/>
    </style:style>
    <style:style style:name="P3" style:parent-style-name="Normal" style:family="paragraph">
      <style:paragraph-properties fo:background-color="#FFFF00"/>
    </style:style>
    <style:style style:name="P4" style:parent-style-name="Normal" style:family="paragraph">
      <style:paragraph-properties fo:background-color="#FFFF00"/>
    </style:style>
    <style:style style:name="P5" style:parent-style-name="Normal" style:family="paragraph">
      <style:paragraph-properties fo:background-color="#FFFF00"/>
    </style:style>
    <style:style style:name="P6" style:parent-style-name="Normal" style:family="paragraph">
      <style:paragraph-properties fo:background-color="#FFFF00"/>
    </style:style>
  </office:automatic-styles>
  <office:body>
    <office:text text:use-soft-page-breaks="true">
      <text:p text:style-name="P1">N2,<text:s/>AR,<text:s/>HE,<text:s/>O2,<text:s/>O,<text:s/>H,<text:s/>HO2,<text:s/>OH,<text:s/>H2,<text:s/>H2O2,<text:s/>H2O,<text:s/>C,<text:s/>CO2,<text:s/>CO,<text:s/>CH,<text:s/>HCO,<text:s/>CH2,<text:s/>CH2(S),<text:s/>CH2O,<text:s/>CH3,<text:s/>CH3O,<text:s/>CH2OH,<text:s/>CH4,<text:s/>CH3OH,</text:p>
      <text:p text:style-name="Normal">C2,C2H,HCCO,C2H2,CH2CO,C2H3,CH2CHO,CH3CO,C2H4,CH3CHO,C2H5,C2H5O2,CH2CH2OH,CH2OCH,CH2OCH2,CH3CH2O,CH3CHOH,CH2CHOO,C2H6,C2H5O2H,C2H5OH,C2H3OH,CH3O2,CH3O2H,CH2CH2O2H,O2C2H4OH,C2H4O2OH,<text:s/>H2CC,</text:p>
      <text:p text:style-name="Normal">C3H2,H2CCCH,C2H5CHO,<text:s/>C3H4,C3H5,C3H6,nC3H7,iC3H7,C3H8,</text:p>
      <text:p text:style-name="Normal">C4H,C4,C4H2,H2CCCCH,C4H4,iC4H5,C4H6,nC4H7,C4H8,iC4H8,nC4H9,iC4H9,tC4H9,C3H5O,sC4H9,nC4H10,C4H8OOO2H,C4H9OO,<text:s/>C4H8OOH,C4H8O,C4H8O3,C4H9OOH,<text:s/>C5H11,C5H10,C5H9,C5H8,iC6H13,iC7H15,iC4H7,iC5H11,<text:s/>C5H9O,</text:p>
      <text:p text:style-name="Normal">aC6H12,C6H11,C6H13,iC6H12,iC6H11,<text:s/>C6H10,</text:p>
      <text:p text:style-name="Normal">aC7H14,<text:s/>cC7H14,<text:s/>C7H16,<text:s/>C7H13,<text:s/>C7H15O2,C7H15OO,C7H15O4,C7H15O,C7H15,C7H14O3,aC8H17,</text:p>
      <text:p text:style-name="Normal">iC8H16,<text:s/>dC8H17,<text:s/>iC8H15,<text:s/>iC8H18,<text:s/>C8H16O3,<text:s/>C6H12CHO,<text:s/>C8H17,<text:s/>cC8H17OO,<text:s/>cC8H17O2,<text:s/>cC8H17O4,</text:p>
      <text:p text:style-name="Normal">cyC6H9O,<text:s/>cyC6H12,<text:s/>cyC6H11,cyC6H10,cyC6H10OOH,cyC6H9,cyC6H11OO,cyOOC6H10OOH,cyC6H8,</text:p>
      <text:p text:style-name="Normal">cyC6H11O,<text:s/>cyC6H7,<text:s/>cyC6H9OO,<text:s/>cyC6H8OOH,</text:p>
      <text:p text:style-name="Normal">A1,A1-,C6H5OH,C6H5O,C5H5,C5H6,A1C2H,C7H8,A1C2H3,A1C2H3*,n-C8H7,C7H7,A1C2H-,A2,A2-,INDENE,INDENYL,P2,P2-,A2C2H*,A2R5,A2C2H,A2R5-,A3,A3-,A4,A4-,C18H12,C18H11,A3C2H,A3C2H*,C6H2,C8H2,C6H,C8H,A4C2H,A4C2H*,BAPYR*S,BGHIF,BAPYR,A2CH3,A2CH2,A3CH3,A3CH2,</text:p>
      <text:p text:style-name="P2">a-cyC6H10OOH,b-cyC6H10OOH,c-cyC6H10OOH,d-cyC6H10OOH,</text:p>
      <text:p text:style-name="P3">keto-cyC6H10O,<text:s/>b-cyC6H10O,<text:s/>c-cyC6H10O,<text:s/>d-cyC6H10O,</text:p>
      <text:p text:style-name="P4">a-cyOOC6H10OOH,<text:s/>b-cyOOC6H10OOH,<text:s/>c-cyOOC6H10OOH,<text:s/>d-cyOOC6H10OOH,</text:p>
      <text:p text:style-name="P5">a1-cyC6H9(OOH)2,a2-cyC6H9(OOH)2,a3-cyC6H9(OOH)2,b1-cyC6H9(OOH)2,b2-cyC6H9(OOH)2,b3-cyC6H9(OOH)2,c1-cyC6H9(OOH)2,c2-cyC6H9(OOH)2,c3-cyC6H9(OOH)2,c4-cyC6H9(OOH)2,d1-cyC6H9(OOH)2,d2-cyC6H9(OOH)2,</text:p>
      <text:p text:style-name="P6">b1-cyC6H9O(OOH),<text:s/>c1-cyC6H9O(OOH),<text:s/>d1-cyC6H9O(OOH),<text:s/>k2-cyC6H9O(OOH),<text:s/>b2-cyC6H9O(OOH),<text:s/>c2-cyC6H9O(OOH),<text:s/>d2-cyC6H9O(OOH),<text:s/>k3-cyC6H9O(OOH),<text:s/>b3-cyC6H9O(OOH),<text:s/>c3-cyC6H9O(OOH),<text:s/>c4-cyC6H9O(OOH),k4-cyC6H9O(OOH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lavinskaya, Nadezda Dr.</meta:initial-creator>
    <dc:creator>Slavinskaya, Nadezda Dr.</dc:creator>
    <meta:creation-date>2023-02-23T17:45:00Z</meta:creation-date>
    <dc:date>2023-02-24T10:25:00Z</dc:date>
    <meta:template xlink:href="Normal.dotm" xlink:type="simple"/>
    <meta:editing-cycles>3</meta:editing-cycles>
    <meta:editing-duration>PT0S</meta:editing-duration>
    <meta:user-defined meta:name="GrammarlyDocumentId">87752c33-6cbc-4c69-9715-72c81e88a1ed</meta:user-defined>
    <meta:document-statistic meta:page-count="1" meta:paragraph-count="188" meta:word-count="295" meta:character-count="1508" meta:row-count="280" meta:non-whitespace-character-count="1401"/>
  </office:meta>
</office:document-meta>
</file>